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1pt" style:font-size-asian="11pt" style:font-size-complex="11pt"/>
    </style:style>
    <style:style style:name="P2" style:family="paragraph" style:parent-style-name="Table_20_Contents">
      <style:text-properties fo:font-weight="bold" style:font-weight-asian="bold" style:font-weight-complex="bold"/>
    </style:style>
    <style:style style:name="P3" style:family="paragraph" style:parent-style-name="Text_20_body">
      <style:text-properties fo:font-size="11pt" style:font-size-asian="11pt" style:font-size-complex="11pt"/>
    </style:style>
    <style:style style:name="P4" style:family="paragraph" style:parent-style-name="Standard">
      <style:paragraph-properties fo:margin-top="0cm" fo:margin-bottom="0.499cm"/>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paragraph-properties loext:contextual-spacing="false" fo:margin-top="0cm" fo:margin-bottom="0cm"/>
    </style:style>
    <style:style style:name="T1" style:family="text">
      <style:text-properties fo:font-size="11pt" style:font-size-asian="11pt" style:font-size-complex="11pt"/>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esting findings during researching</text:p>
      <table:table table:name="Tabelle1" table:style-name="Tabelle1">
        <table:table-column table:style-name="Tabelle1.A"/>
        <table:table-column table:style-name="Tabelle1.B"/>
        <table:table-row>
          <table:table-cell table:style-name="Tabelle1.A1" office:value-type="string">
            <text:p text:style-name="Table_20_Contents">https://stackoverflow.com/questions/6319086/are-gcc-and-clang-parsers-really-handwritten</text:p>
          </table:table-cell>
          <table:table-cell table:style-name="Tabelle1.B1" office:value-type="string">
            <text:p text:style-name="P3">Yes:</text:p>
            <text:list xml:id="list28717333" text:style-name="L1">
              <text:list-item>
                <text:p text:style-name="P5"><text:span text:style-name="T1">GCC used a yacc (bison) parser once upon a time, but it was replaced with a hand-written recursive descent parser at some point in the 3.x series: see </text:span><text:a xlink:type="simple" xlink:href="http://gcc.gnu.org/wiki/New_C_Parser" text:style-name="Internet_20_link"><text:span text:style-name="T1">http://gcc.gnu.org/wiki/New_C_Parser</text:span></text:a><text:span text:style-name="T1"> for links to relevant patch submissions.</text:span></text:p>
              </text:list-item>
              <text:list-item>
                <text:p text:style-name="P5"><text:span text:style-name="T1">Clang also uses a hand-written recursive descent parser: see the section "A single unified parser for C, Objective C, C++ and Objective C++" near the end of </text:span><text:a xlink:type="simple" xlink:href="http://clang.llvm.org/features.html" text:style-name="Internet_20_link"><text:span text:style-name="T1">http://clang.llvm.org/features.html</text:span></text:a><text:span text:style-name="T1"> .</text:span></text:p>
              </text:list-item>
            </text:list>
            <text:p text:style-name="P3">Clang uses a recursive-descent parser for several reasons:</text:p>
            <text:list xml:id="list28725201" text:style-name="L2">
              <text:list-item>
                <text:p text:style-name="P7"><text:span text:style-name="Strong_20_Emphasis"><text:span text:style-name="T1">Performance</text:span></text:span><text:span text:style-name="T1">: a hand-written parser allows us to write a fast parser, optimizing the hot paths as needed, and we're always in control of that performance. Having a fast parser has allowed Clang to be used in other development tools where "real" parsers are typically not used, e.g., syntax highlighting and code completion in an IDE. </text:span></text:p>
              </text:list-item>
              <text:list-item>
                <text:p text:style-name="P7"><text:span text:style-name="Strong_20_Emphasis"><text:span text:style-name="T1">Diagnostics and error recovery</text:span></text:span><text:span text:style-name="T1">: because you're in full control with a hand-written recursive-descent parser, it's easy to add special cases that detect common problems and provide great diagnostics and error recovery (e.g., see </text:span><text:a xlink:type="simple" xlink:href="http://clang.llvm.org/features.html#expressivediags" text:style-name="Internet_20_link"><text:span text:style-name="T1">http://clang.llvm.org/features.html#expressivediags</text:span></text:a><text:span text:style-name="T1">) With automatically generated parsers, you're limited to the capabilities of the generator. </text:span></text:p>
              </text:list-item>
              <text:list-item>
                <text:p text:style-name="P6"><text:span text:style-name="Strong_20_Emphasis"><text:span text:style-name="T1">Simplicity</text:span></text:span><text:span text:style-name="T1">: recursive-descent parsers are easy to write, understand, and debug. You don't need to be a parsing expert or learn a new tool to extend/improve the parser (which is especially important for an open-source project), yet you can still get great results. </text:span></text:p>
              </text:list-item>
            </text:list>
            <text:p text:style-name="P1"/>
          </table:table-cell>
        </table:table-row>
        <table:table-row>
          <table:table-cell table:style-name="Tabelle1.A2" office:value-type="string">
            <text:p text:style-name="Table_20_Contents">http://blog.reverberate.org/2013/09/ll-and-lr-in-context-why-parsing-tools.html</text:p>
          </table:table-cell>
          <table:table-cell table:style-name="Tabelle1.B2" office:value-type="string">
            <text:p text:style-name="Table_20_Contents"/>
          </table:table-cell>
        </table:table-row>
        <table:table-row>
          <table:table-cell table:style-name="Tabelle1.A2" office:value-type="string">
            <text:p text:style-name="Table_20_Contents">Note</text:p>
          </table:table-cell>
          <table:table-cell table:style-name="Tabelle1.B2" office:value-type="string">
            <text:p text:style-name="Table_20_Contents">Very often when searching „source code parser“ <text:soft-page-break/>or „code parser“ I get this error message „Whoa there!</text:p>
            <text:p text:style-name="Text_20_body">You have triggered an abuse detection mechanism.<text:line-break/>Please wait a few minutes before you try again.“</text:p>
            <text:p text:style-name="Text_20_body">from Github.</text:p>
          </table:table-cell>
        </table:table-row>
        <table:table-row>
          <table:table-cell table:style-name="Tabelle1.A2" office:value-type="string">
            <text:p text:style-name="Table_20_Contents">https://github.com/weshoke/codepeg</text:p>
          </table:table-cell>
          <table:table-cell table:style-name="Tabelle1.B2" office:value-type="string">
            <text:p text:style-name="Table_20_Contents">codepeg is as a generic lexing and parsing system that is agnostic to any particular language.<text:line-break/>Lexers and parsers for a specific language are generated by writing a specification file that describes at a minimum the language's Tokens and Rules but can also include its Comments. The lexer exclusively uses the Token and Comment definitions while the parser also makes use of the Rules. </text:p>
          </table:table-cell>
        </table:table-row>
        <table:table-row>
          <table:table-cell table:style-name="Tabelle1.A2" office:value-type="string">
            <text:p text:style-name="P2">https://github.com/oilshell/oil/wiki/ParsingCaseStudies</text:p>
          </table:table-cell>
          <table:table-cell table:style-name="Tabelle1.B2" office:value-type="string">
            <text:p text:style-name="Table_20_Contents">What algorithms and tools do production-quality languages use for parsing? </text:p>
          </table:table-cell>
        </table:table-row>
        <table:table-row>
          <table:table-cell table:style-name="Tabelle1.A2" office:value-type="string">
            <text:p text:style-name="Table_20_Contents">https://activevb.de/tutorials/tut_parser/tut_parser_1.html</text:p>
          </table:table-cell>
          <table:table-cell table:style-name="Tabelle1.B2" office:value-type="string">
            <text:p text:style-name="Table_20_Contents">Bevor wir nämlich Grammatiken zu schreiben beginnen, bespreche ich den nächsten Schritt vorweg. Was tun wir mit einem Regulären Ausdruck? Wir geben ihn an eine Regular Expression Engine (wie die des .NET-Framworks) und diese ... klar, sie parst ihn. Und dann berechnet sie selbst die Funktionen, um dem Ausdruck entsprechend Eingaben verarbeiten zu können. Das heißt, wir haben eine Grammatik und geben diese in ein Programm, das daraus ein weiteres Programm schreibt. Und bei dem, was jetzt kommt, ist das wörtlich zu nehmen: <text:span text:style-name="Strong_20_Emphasis">Ein Parsergenerator</text:span> . </text:p>
          </table:table-cell>
        </table:table-row>
        <table:table-row>
          <table:table-cell table:style-name="Tabelle1.A2" office:value-type="string">
            <text:p text:style-name="Table_20_Contents">http://dmitrysoshnikov.com/compilers/mips-assembly-parser/</text:p>
          </table:table-cell>
          <table:table-cell table:style-name="Tabelle1.B2" office:value-type="string">
            <text:h text:style-name="Heading_20_3" text:outline-level="3"><text:bookmark text:name="brief-overview-of-parsing-algorithms"/><text:a xlink:type="simple" xlink:href="http://dmitrysoshnikov.com/compilers/mips-assembly-parser/#brief-overview-of-parsing-algorithms" text:style-name="Internet_20_link">Brief overview of parsing algorithms</text:a></text:h>
            <text:p text:style-name="Table_20_Contents"/>
          </table:table-cell>
        </table:table-row>
        <table:table-row>
          <table:table-cell table:style-name="Tabelle1.A2" office:value-type="string">
            <text:p text:style-name="Table_20_Contents">https://github.com/petitparser/dart-petitparser</text:p>
          </table:table-cell>
          <table:table-cell table:style-name="Tabelle1.B2" office:value-type="string">
            <text:p text:style-name="Table_20_Contents">Parser generator written in Dart</text:p>
          </table:table-cell>
        </table:table-row>
        <table:table-row>
          <table:table-cell table:style-name="Tabelle1.A2" office:value-type="string">
            <text:p text:style-name="Table_20_Contents">https://medium.freecodecamp.org/beyond-regular-expressions-an-introduction-to-parsing-context-free-grammars-ee77bdab5a92</text:p>
          </table:table-cell>
          <table:table-cell table:style-name="Tabelle1.B2" office:value-type="string">
            <text:p text:style-name="Table_20_Contents"/>
          </table:table-cell>
        </table:table-row>
        <table:table-row>
          <table:table-cell table:style-name="Tabelle1.A2" office:value-type="string">
            <text:p text:style-name="Table_20_Contents">https://www.economist.com/johnson/2012/08/14/parsers-how-do-they-work</text:p>
          </table:table-cell>
          <table:table-cell table:style-name="Tabelle1.B2" office:value-type="string">
            <text:h text:style-name="Heading_20_1" text:outline-level="1">Parsers! How do they work?</text:h>
            <text:p text:style-name="Text_20_body">The strengths and weaknesses and progress in natural-language processing</text:p>
            <text:p text:style-name="Table_20_Contents"/>
          </table:table-cell>
        </table:table-row>
        <text:soft-page-break/>
        <table:table-row>
          <table:table-cell table:style-name="Tabelle1.A2" office:value-type="string">
            <text:p text:style-name="Table_20_Contents">https://stackoverflow.com/questions/1516400/what-is-the-shortest-way-to-write-parser-for-my-language</text:p>
          </table:table-cell>
          <table:table-cell table:style-name="Tabelle1.B2" office:value-type="string">
            <text:h text:style-name="Heading_20_1" text:outline-level="1"><text:a xlink:type="simple" xlink:href="https://stackoverflow.com/questions/1516400/what-is-the-shortest-way-to-write-parser-for-my-language">What is the shortest way to write parser for my language?</text:a></text:h>
            <text:p text:style-name="Text_20_body"/>
            <text:p text:style-name="P4">ANTLR,</text:p>
            <text:p text:style-name="Text_20_body">Write a <text:a xlink:type="simple" xlink:href="http://en.wikipedia.org/wiki/Recursive_descent_parser">Recursive Descent Parser</text:a>. This is sometimes easier than YACC/BISON, and usually more intuitive.</text:p>
          </table:table-cell>
        </table:table-row>
        <table:table-row>
          <table:table-cell table:style-name="Tabelle1.A2" office:value-type="string">
            <text:p text:style-name="Table_20_Contents"><text:a xlink:type="simple" xlink:href="https://github.com/kcrary/cmtool/blob/master/manual.pdf">https://github.com/kcrary/cmtool/blob/master/manual.pdf</text:a> </text:p>
          </table:table-cell>
          <table:table-cell table:style-name="Tabelle1.B2" office:value-type="string">
            <text:p text:style-name="Table_20_Contents">LALR(1) Parser generator for SML, Ocaml, Haskell</text:p>
          </table:table-cell>
        </table:table-row>
        <table:table-row>
          <table:table-cell table:style-name="Tabelle1.A2" office:value-type="string">
            <text:p text:style-name="Table_20_Contents">https://de.wikipedia.org/wiki/Monkey_X</text:p>
          </table:table-cell>
          <table:table-cell table:style-name="Tabelle1.B2" office:value-type="string">
            <text:p text:style-name="Table_20_Contents">Der Monkey-Compiler kompiliert den Monkey-<text:a xlink:type="simple" xlink:href="https://de.wikipedia.org/wiki/Quellcode">Quellcode</text:a> in eine andere Programmiersprache und fungiert somit als <text:a xlink:type="simple" xlink:href="https://de.wikipedia.org/wiki/Präprozessor">Präprozessor</text:a>. Der erstellte Code wird dann weiter kompiliert oder ausgeführt. Dies ermöglicht die Ausführung auf verschiedenen Plattformen </text:p>
          </table:table-cell>
        </table:table-row>
        <table:table-row>
          <table:table-cell table:style-name="Tabelle1.A2" office:value-type="string">
            <text:p text:style-name="Table_20_Contents">https://www.programiz.com/article/difference-compiler-interpreter</text:p>
          </table:table-cell>
          <table:table-cell table:style-name="Tabelle1.B2" office:value-type="string">
            <text:h text:style-name="Heading_20_1" text:outline-level="1">Interpreter Vs Compiler</text:h>
            <text:p text:style-name="Table_20_Contents"/>
          </table:table-cell>
        </table:table-row>
        <table:table-row>
          <table:table-cell table:style-name="Tabelle1.A2" office:value-type="string">
            <text:p text:style-name="Table_20_Contents">https://en.wikipedia.org/wiki/MOO_(programming_language)</text:p>
          </table:table-cell>
          <table:table-cell table:style-name="Tabelle1.B2" office:value-type="string">
            <text:p text:style-name="Table_20_Contents">White describes MOO as "a mishmash of c-like operators and ada-like control structures, combined with prototype-style single-inheritance." </text:p>
          </table:table-cell>
        </table:table-row>
        <table:table-row>
          <table:table-cell table:style-name="Tabelle1.A2" office:value-type="string">
            <text:p text:style-name="Table_20_Contents">https://de.wikipedia.org/wiki/MetaQuotes_Language_MQL4/MQL5</text:p>
          </table:table-cell>
          <table:table-cell table:style-name="Tabelle1.B2" office:value-type="string">
            <text:p text:style-name="Table_20_Contents"><text:span text:style-name="T2">MQL4</text:span> (MetaQuotes Language 4) und <text:span text:style-name="T2">MQL5</text:span> (MetaQuotes Language 5) sind integrierte <text:a xlink:type="simple" xlink:href="https://de.wikipedia.org/wiki/Programmiersprache">Programmiersprachen</text:a> für die Entwicklung von <text:a xlink:type="simple" xlink:href="https://de.wikipedia.org/wiki/Automatisierter_Handel">Handelsrobotern</text:a>, technischen Marktindikatoren, Skripten und <text:a xlink:type="simple" xlink:href="https://de.wikipedia.org/wiki/Programmbibliothek#Dynamische_Bibliotheken">Funktionen-Bibliotheken</text:a> innerhalb der <text:a xlink:type="simple" xlink:href="https://de.wikipedia.org/w/index.php?title=MetaTrader_4&amp;action=edit&amp;redlink=1">MetaTrader</text:a>-Software </text:p>
          </table:table-cell>
        </table:table-row>
        <table:table-row>
          <table:table-cell table:style-name="Tabelle1.A2" office:value-type="string">
            <text:p text:style-name="Table_20_Contents">https://stackoverflow.com/questions/2354725/what-exactly-is-llvm</text:p>
          </table:table-cell>
          <table:table-cell table:style-name="Tabelle1.B2" office:value-type="string">
            <text:p text:style-name="Text_20_body">The Low Level Virtual Machine (LLVM) is a compiler infrastructure, written in C++,</text:p>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ext:soft-page-break/>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imSun" style:font-size-asian="24pt" style:font-weight-asian="bold" style:font-name-complex="Arial"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SimSun" style:font-size-asian="14pt" style:font-weight-asian="bold" style:font-name-complex="Arial"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12-11T21:26:34.604000000</meta:creation-date>
    <dc:date>2018-12-19T11:10:16.35</dc:date>
    <meta:editing-duration>P1DT14H29M48S</meta:editing-duration>
    <meta:editing-cycles>12</meta:editing-cycles>
    <meta:generator>OpenOffice.org/3.3$Win32 OpenOffice.org_project/330m20$Build-9567</meta:generator>
    <dc:creator>Julia Hess</dc:creator>
    <meta:document-statistic meta:table-count="1" meta:image-count="0" meta:object-count="0" meta:page-count="4" meta:paragraph-count="44" meta:word-count="586" meta:character-count="4880"/>
  </office:meta>
</office:document-meta>
</file>